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9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КОЛИЧЕСТВО КЛАСТЕРОВ НЕ РАВНО <text:s/>КОЛИЧЕСТВО КЛАССОВ, ИЕРАРХИЧЕСКА<text:span text:style-name="T1">Я</text:span> КЛАСТЕРИЗАЦИ<text:span text:style-name="T1">Я</text:span>, АНСАМБЛИ - БЕГГИНГ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20:48.583504830</meta:creation-date>
    <dc:date>2021-03-23T21:28:18.444651686</dc:date>
    <meta:editing-duration>P2DT42M7S</meta:editing-duration>
    <meta:editing-cycles>1</meta:editing-cycles>
    <meta:document-statistic meta:table-count="0" meta:image-count="0" meta:object-count="0" meta:page-count="1" meta:paragraph-count="1" meta:word-count="11" meta:character-count="98" meta:non-whitespace-character-count="87"/>
    <meta:generator>LibreOffice/6.4.6.2$Linux_X86_64 LibreOffice_project/40$Build-2</meta:generator>
  </office:meta>
</office:document-meta>
</file>